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</office:automatic-styles>
  <office:body>
    <office:text text:use-soft-page-breaks="true">
      <text:p text:style-name="P1">Projet libre :</text:p>
      <text:p text:style-name="P2">Morpion avec « IA »</text:p>
      <text:p text:style-name="P3"/>
      <text:p text:style-name="Normal">S’informer sur l’algorithme minimax pour la decision de l’IA</text:p>
      <text:p text:style-name="Normal">Ecrire la fonction python</text:p>
      <text:p text:style-name="Normal">Faire un morpion deux joueur humain</text:p>
      <text:p text:style-name="Normal">Transformer le deuxième joueur en IA</text:p>
      <text:p text:style-name="Normal">Representation cerveau ?</text:p>
      <text:p text:style-name="Normal">Changer morp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 didier</meta:initial-creator>
    <dc:creator>mathias didier</dc:creator>
    <meta:creation-date>2021-04-06T11:16:00Z</meta:creation-date>
    <dc:date>2021-04-06T20:36:00Z</dc:date>
    <meta:template xlink:href="Normal" xlink:type="simple"/>
    <meta:editing-cycles>1</meta:editing-cycles>
    <meta:editing-duration>PT33540S</meta:editing-duration>
    <meta:document-statistic meta:page-count="1" meta:paragraph-count="1" meta:word-count="36" meta:character-count="236" meta:row-count="1" meta:non-whitespace-character-count="201"/>
  </office:meta>
</office:document-meta>
</file>